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2 days left until assignment submission" calcext:value-type="string">
            <text:p>There are 42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3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 table:number-columns-repeated="1011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3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3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3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8:45:00.20881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30T18:39:13.604688413</dc:date>
    <meta:generator>LibreOffice/6.4.7.2$Linux_X86_64 LibreOffice_project/40$Build-2</meta:generator>
    <meta:editing-duration>PT14H6M37S</meta:editing-duration>
    <meta:editing-cycles>13</meta:editing-cycles>
    <meta:document-statistic meta:table-count="1" meta:cell-count="2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